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666666" style:font-name="Roboto" fo:font-size="12pt" fo:letter-spacing="normal" fo:font-style="italic" fo:font-weight="normal" officeooo:paragraph-rsid="00064766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666666" style:font-name="Roboto" fo:font-size="12pt" fo:letter-spacing="normal" fo:font-style="italic" fo:font-weight="normal" officeooo:paragraph-rsid="00064766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 fo:padding="0cm" fo:border="none"/>
      <style:text-properties officeooo:paragraph-rsid="00064766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 fo:padding="0cm" fo:border="none"/>
      <style:text-properties officeooo:paragraph-rsid="00068ad1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666666" style:font-name="Roboto" fo:font-size="12pt" fo:letter-spacing="normal" fo:font-style="italic" fo:font-weight="normal" officeooo:paragraph-rsid="00064766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4766" fo:background-color="#ffff00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8ad1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4766" fo:background-color="#ffff00" loext:padding="0cm" loext:border="none"/>
    </style:style>
    <style:style style:name="P9" style:family="paragraph" style:parent-style-name="Preformatted_20_Text">
      <style:paragraph-properties fo:orphans="2" fo:widows="2" fo:padding="0cm" fo:border="none"/>
      <style:text-properties officeooo:paragraph-rsid="00064766"/>
    </style:style>
    <style:style style:name="P10" style:family="paragraph" style:parent-style-name="Preformatted_20_Text">
      <style:paragraph-properties fo:orphans="2" fo:widows="2" fo:padding="0cm" fo:border="none"/>
      <style:text-properties officeooo:paragraph-rsid="00068ad1"/>
    </style:style>
    <style:style style:name="P11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4766"/>
    </style:style>
    <style:style style:name="P1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officeooo:paragraph-rsid="00064766"/>
    </style:style>
    <style:style style:name="P13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officeooo:paragraph-rsid="00068ad1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 officeooo:paragraph-rsid="00064766" fo:background-color="#ffff00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4766" fo:background-color="#ffff00" loext:padding="0cm" loext:border="non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666666" style:font-name="Roboto" fo:font-size="12pt" fo:letter-spacing="normal" fo:font-style="italic" fo:font-weight="normal" officeooo:paragraph-rsid="00064766"/>
    </style:style>
    <style:style style:name="P1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4766"/>
    </style:style>
    <style:style style:name="P18" style:family="paragraph" style:parent-style-name="Text_20_body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8ad1" fo:background-color="#ffff00" loext:padding="0cm" loext:border="none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 officeooo:paragraph-rsid="00068ad1"/>
    </style:style>
    <style:style style:name="T1" style:family="text">
      <style:text-properties officeooo:rsid="00064766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JetBrains Mono" fo:font-size="12pt" fo:letter-spacing="normal" fo:font-style="normal" fo:font-weight="normal" fo:background-color="#f3f4f6" loext:char-shading-value="0"/>
    </style:style>
    <style:style style:name="T4" style:family="text">
      <style:text-properties fo:font-variant="normal" fo:text-transform="none" fo:color="#000000" fo:letter-spacing="normal" fo:background-color="#f3f4f6" loext:char-shading-value="0"/>
    </style:style>
    <style:style style:name="T5" style:family="text">
      <style:text-properties fo:font-variant="normal" fo:text-transform="none" fo:color="#000088" style:font-name="JetBrains Mono" fo:font-size="12pt" fo:letter-spacing="normal" fo:font-style="normal" fo:font-weight="normal" fo:background-color="#f3f4f6" loext:char-shading-value="0"/>
    </style:style>
    <style:style style:name="T6" style:family="text">
      <style:text-properties fo:font-variant="normal" fo:text-transform="none" fo:color="#660066" style:font-name="JetBrains Mono" fo:font-size="12pt" fo:letter-spacing="normal" fo:font-style="normal" fo:font-weight="normal" fo:background-color="#f3f4f6" loext:char-shading-value="0"/>
    </style:style>
    <style:style style:name="T7" style:family="text">
      <style:text-properties fo:font-variant="normal" fo:text-transform="none" fo:color="#008800" style:font-name="JetBrains Mono" fo:font-size="12pt" fo:letter-spacing="normal" fo:font-style="normal" fo:font-weight="normal" fo:background-color="#f3f4f6" loext:char-shading-value="0"/>
    </style:style>
    <style:style style:name="T8" style:family="text">
      <style:text-properties fo:font-variant="normal" fo:text-transform="none" fo:color="#00a8ff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6666" style:font-name="JetBrains Mono" fo:font-size="12pt" fo:letter-spacing="normal" fo:font-style="normal" fo:font-weight="normal" fo:background-color="#f3f4f6" loext:char-shading-value="0"/>
    </style:style>
    <style:style style:name="T10" style:family="text">
      <style:text-properties fo:color="#000000" style:font-name="JetBrains Mono"/>
    </style:style>
    <style:style style:name="T11" style:family="text">
      <style:text-properties fo:color="#000000" style:font-name="JetBrains Mono" fo:background-color="#f3f4f6" loext:char-shading-value="0"/>
    </style:style>
    <style:style style:name="T12" style:family="text">
      <style:text-properties fo:color="#000000" style:font-name="JetBrains Mono" fo:background-color="#f3f4f6" loext:char-shading-value="0"/>
    </style:style>
    <style:style style:name="T13" style:family="text">
      <style:text-properties fo:color="#000000" style:font-name="JetBrains Mono" fo:font-style="normal" fo:background-color="#f3f4f6" loext:char-shading-value="0"/>
    </style:style>
    <style:style style:name="T14" style:family="text">
      <style:text-properties fo:color="#000000" style:font-name="JetBrains Mono"/>
    </style:style>
    <style:style style:name="T15" style:family="text">
      <style:text-properties fo:color="#222222" fo:font-style="normal" fo:font-weight="bold"/>
    </style:style>
    <style:style style:name="T16" style:family="text">
      <style:text-properties fo:color="#222222" fo:font-style="normal" fo:font-weight="normal"/>
    </style:style>
    <style:style style:name="T17" style:family="text">
      <style:text-properties fo:color="#222222" style:font-name="Roboto" fo:font-style="normal" fo:background-color="#f3f4f6" loext:char-shading-value="0"/>
    </style:style>
    <style:style style:name="T18" style:family="text">
      <style:text-properties fo:color="#000088" style:font-name="JetBrains Mono" fo:font-style="normal" fo:background-color="#f3f4f6" loext:char-shading-value="0"/>
    </style:style>
    <style:style style:name="T19" style:family="text">
      <style:text-properties fo:color="#000088" style:font-name="JetBrains Mono" fo:background-color="#f3f4f6" loext:char-shading-value="0"/>
    </style:style>
    <style:style style:name="T20" style:family="text">
      <style:text-properties fo:color="#000088" style:font-name="JetBrains Mono" fo:background-color="#f3f4f6" loext:char-shading-value="0"/>
    </style:style>
    <style:style style:name="T21" style:family="text">
      <style:text-properties style:font-name="Roboto"/>
    </style:style>
    <style:style style:name="T22" style:family="text">
      <style:text-properties style:font-name="Roboto" fo:background-color="#f3f4f6" loext:char-shading-value="0"/>
    </style:style>
    <style:style style:name="T23" style:family="text">
      <style:text-properties style:font-name="Roboto" fo:background-color="#f3f4f6" loext:char-shading-value="0"/>
    </style:style>
    <style:style style:name="T24" style:family="text">
      <style:text-properties style:font-name="Roboto"/>
    </style:style>
    <style:style style:name="T25" style:family="text">
      <style:text-properties fo:color="#660066" style:font-name="JetBrains Mono" fo:background-color="#f3f4f6" loext:char-shading-value="0"/>
    </style:style>
    <style:style style:name="T26" style:family="text">
      <style:text-properties fo:color="#008800" style:font-name="JetBrains Mono" fo:background-color="#f3f4f6" loext:char-shading-value="0"/>
    </style:style>
    <style:style style:name="T27" style:family="text">
      <style:text-properties style:font-name="JetBrains Mono" fo:background-color="#f3f4f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5">Двойные теги</text:span></text:span></text:h>
      <text:p text:style-name="P16"><text:span text:style-name="Strong_20_Emphasis"><text:span text:style-name="T16">обозначается открывающим тегом </text:span></text:span><text:span text:style-name="Source_20_Text"><text:span text:style-name="T13">&lt;…&gt;</text:span></text:span><text:span text:style-name="Strong_20_Emphasis"><text:span text:style-name="T16"> , а конец - закрывающим </text:span></text:span><text:span text:style-name="Source_20_Text"><text:span text:style-name="T13">&lt;/…&gt;</text:span></text:span><text:span text:style-name="Strong_20_Emphasis"><text:span text:style-name="T16">.</text:span></text:span></text:p>
      <text:h text:style-name="P2" text:outline-level="2"><text:span text:style-name="Strong_20_Emphasis"><text:span text:style-name="T15">Одинарные теги </text:span></text:span></text:h>
      <text:p text:style-name="P16"><text:span text:style-name="Strong_20_Emphasis"><text:span text:style-name="T16">Одинарные теги просто не имеют пары.</text:span></text:span><text:span text:style-name="Source_20_Text"><text:span text:style-name="T13">&lt;br&gt;</text:span></text:span></text:p>
      <text:h text:style-name="P1" text:outline-level="1">Вложенность тегов</text:h>
      <text:p text:style-name="P17">Теги можно вкладывать друг в друга. Пример:</text:p>
      <text:p text:style-name="P3"><text:span text:style-name="Source_20_Text"><text:span text:style-name="T3">&lt;</text:span></text:span><text:span text:style-name="Source_20_Text"><text:span text:style-name="T5">p</text:span></text:span><text:span text:style-name="Source_20_Text"><text:span text:style-name="T3">&gt;</text:span></text:span></text:p>
      <text:p text:style-name="P9"><text:span text:style-name="Source_20_Text"><text:span text:style-name="T4"> </text:span></text:span><text:span text:style-name="Source_20_Text"><text:span text:style-name="T3">&lt;</text:span></text:span><text:span text:style-name="Source_20_Text"><text:span text:style-name="T5">em</text:span></text:span><text:span text:style-name="Source_20_Text"><text:span text:style-name="T3">&gt;Курсив внутри абзаца&lt;/</text:span></text:span><text:span text:style-name="Source_20_Text"><text:span text:style-name="T5">em</text:span></text:span><text:span text:style-name="Source_20_Text"><text:span text:style-name="T3">&gt;</text:span></text:span></text:p>
      <text:p text:style-name="P5"><text:span text:style-name="Source_20_Text"><text:span text:style-name="T13">&lt;/</text:span></text:span><text:span text:style-name="Source_20_Text"><text:span text:style-name="T18">p</text:span></text:span><text:span text:style-name="Source_20_Text"><text:span text:style-name="T13">&gt;</text:span></text:span></text:p>
      <text:p text:style-name="P5"><text:span text:style-name="Source_20_Text"><text:span text:style-name="T13"/></text:span></text:p>
      <text:p text:style-name="P19"><text:span text:style-name="Source_20_Text"><text:span text:style-name="T22">Структура HTML документа</text:span></text:span></text:p>
      <text:p text:style-name="P4"><text:span text:style-name="Source_20_Text"><text:span text:style-name="T9">&lt;!DOCTYPE html&gt;</text:span></text:span></text:p>
      <text:p text:style-name="P10"><text:span text:style-name="Source_20_Text"><text:span text:style-name="T3">&lt;</text:span></text:span><text:span text:style-name="Source_20_Text"><text:span text:style-name="T5">html</text:span></text:span><text:span text:style-name="Source_20_Text"><text:span text:style-name="T3">&gt;</text:span></text:span></text:p>
      <text:p text:style-name="P10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5">head</text:span></text:span><text:span text:style-name="Source_20_Text"><text:span text:style-name="T3">&gt;</text:span></text:span></text:p>
      <text:p text:style-name="P10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5">meta</text:span></text:span><text:span text:style-name="Source_20_Text"><text:span text:style-name="T3"> </text:span></text:span><text:span text:style-name="Source_20_Text"><text:span text:style-name="T6">charset</text:span></text:span><text:span text:style-name="Source_20_Text"><text:span text:style-name="T3">=</text:span></text:span><text:span text:style-name="Source_20_Text"><text:span text:style-name="T7">"utf-8"</text:span></text:span><text:span text:style-name="Source_20_Text"><text:span text:style-name="T3">&gt;</text:span></text:span></text:p>
      <text:p text:style-name="P10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5">title</text:span></text:span><text:span text:style-name="Source_20_Text"><text:span text:style-name="T3">&gt;Страница&lt;/</text:span></text:span><text:span text:style-name="Source_20_Text"><text:span text:style-name="T5">title</text:span></text:span><text:span text:style-name="Source_20_Text"><text:span text:style-name="T3">&gt;</text:span></text:span></text:p>
      <text:p text:style-name="P10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5">head</text:span></text:span><text:span text:style-name="Source_20_Text"><text:span text:style-name="T3">&gt;</text:span></text:span></text:p>
      <text:p text:style-name="P10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5">body</text:span></text:span><text:span text:style-name="Source_20_Text"><text:span text:style-name="T3">&gt;</text:span></text:span></text:p>
      <text:p text:style-name="P10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5">h1</text:span></text:span><text:span text:style-name="Source_20_Text"><text:span text:style-name="T3">&gt;...&lt;/</text:span></text:span><text:span text:style-name="Source_20_Text"><text:span text:style-name="T5">h1</text:span></text:span><text:span text:style-name="Source_20_Text"><text:span text:style-name="T3">&gt;</text:span></text:span></text:p>
      <text:p text:style-name="P10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5">p</text:span></text:span><text:span text:style-name="Source_20_Text"><text:span text:style-name="T3">&gt;...&lt;/</text:span></text:span><text:span text:style-name="Source_20_Text"><text:span text:style-name="T5">p</text:span></text:span><text:span text:style-name="Source_20_Text"><text:span text:style-name="T3">&gt;</text:span></text:span></text:p>
      <text:p text:style-name="P10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5">body</text:span></text:span><text:span text:style-name="Source_20_Text"><text:span text:style-name="T3">&gt;</text:span></text:span></text:p>
      <text:p text:style-name="P7"><text:span text:style-name="Source_20_Text"><text:span text:style-name="T11">&lt;/</text:span></text:span><text:span text:style-name="Source_20_Text"><text:span text:style-name="T19">html</text:span></text:span><text:span text:style-name="Source_20_Text"><text:span text:style-name="T11">&gt;</text:span></text:span></text:p>
      <text:h text:style-name="P1" text:outline-level="1">Теги <text:span text:style-name="T1">HTML</text:span></text:h>
      <text:p text:style-name="P14">h1 - заголовок первого уровня (header 1)</text:p>
      <text:p text:style-name="P14">p - абзац (paragraph)</text:p>
      <text:p text:style-name="P15"/>
      <text:p text:style-name="P15"><text:span text:style-name="Source_20_Text"><text:span text:style-name="T11">&lt;br&gt;</text:span></text:span> тег переноса строки </text:p>
      <text:p text:style-name="P15"><text:span text:style-name="Source_20_Text"><text:span text:style-name="T11">&lt;hr&gt; </text:span></text:span>или горизонтальной линии </text:p>
      <text:p text:style-name="P8"><text:span text:style-name="Source_20_Text"><text:span text:style-name="T11">&lt;em&gt;…..&lt;/</text:span></text:span><text:span text:style-name="Source_20_Text"><text:span text:style-name="T19">em</text:span></text:span><text:span text:style-name="Source_20_Text"><text:span text:style-name="T11">&gt; <text:s/>Курсив внутри абзаца</text:span></text:span></text:p>
      <text:p text:style-name="P15"><text:span text:style-name="Source_20_Text"><text:span text:style-name="T11">&lt;a&gt;</text:span></text:span><text:span text:style-name="Source_20_Text"><text:span text:style-name="T22"> — ссылка. Для задания адреса, куда будет вести эта ссылка, нам понадобится атрибут </text:span></text:span><text:span text:style-name="Source_20_Text"><text:span text:style-name="T14">href</text:span></text:span><text:span text:style-name="Source_20_Text"><text:span text:style-name="T24">.</text:span></text:span></text:p>
      <text:p text:style-name="P6"><text:span text:style-name="Source_20_Text"><text:span text:style-name="T12">&lt;</text:span></text:span><text:span text:style-name="Source_20_Text"><text:span text:style-name="T20">a</text:span></text:span><text:span text:style-name="Source_20_Text"><text:span text:style-name="T12"> </text:span></text:span><text:span text:style-name="Source_20_Text"><text:span text:style-name="T25">href</text:span></text:span><text:span text:style-name="Source_20_Text"><text:span text:style-name="T12">=</text:span></text:span><text:span text:style-name="Source_20_Text"><text:span text:style-name="T26">"https://vk.com/itc.digital"</text:span></text:span><text:span text:style-name="Source_20_Text"><text:span text:style-name="T12">&gt;ITC Вконтакте&lt;/</text:span></text:span><text:span text:style-name="Source_20_Text"><text:span text:style-name="T20">a</text:span></text:span><text:span text:style-name="Source_20_Text"><text:span text:style-name="T12">&gt;</text:span></text:span></text:p>
      <text:p text:style-name="P11">Пример ссылки на страницу ITC, которая откроется в новой вкладке:</text:p>
      <text:p text:style-name="P6"><text:span text:style-name="Source_20_Text"><text:span text:style-name="T12">&lt;</text:span></text:span><text:span text:style-name="Source_20_Text"><text:span text:style-name="T20">a</text:span></text:span><text:span text:style-name="Source_20_Text"><text:span text:style-name="T12"> </text:span></text:span><text:span text:style-name="Source_20_Text"><text:span text:style-name="T25">href</text:span></text:span><text:span text:style-name="Source_20_Text"><text:span text:style-name="T12">=</text:span></text:span><text:span text:style-name="Source_20_Text"><text:span text:style-name="T26">"https://vk.com/itc.digital"</text:span></text:span><text:span text:style-name="Source_20_Text"><text:span text:style-name="T12"> </text:span></text:span><text:span text:style-name="Source_20_Text"><text:span text:style-name="T25">target</text:span></text:span><text:span text:style-name="Source_20_Text"><text:span text:style-name="T12">=</text:span></text:span><text:span text:style-name="Source_20_Text"><text:span text:style-name="T26">"_blank"</text:span></text:span><text:span text:style-name="Source_20_Text"><text:span text:style-name="T12">&gt;ITC Вконтакте&lt;/</text:span></text:span><text:span text:style-name="Source_20_Text"><text:span text:style-name="T20">a</text:span></text:span><text:span text:style-name="Source_20_Text"><text:span text:style-name="T12">&gt;</text:span></text:span></text:p>
      <text:p text:style-name="P12"><text:soft-page-break/><text:span text:style-name="T2">У атрибута может не быть значения, тогда наличие атрибута включает какой-то параметр, а отсутствие - отключает. Например, атрибут </text:span><text:span text:style-name="Source_20_Text"><text:span text:style-name="T3">disabled</text:span></text:span><text:span text:style-name="T2">. Если кнопке </text:span><text:span text:style-name="Source_20_Text"><text:span text:style-name="T3">&lt;button&gt;</text:span></text:span><text:span text:style-name="T2"> задать атрибут </text:span><text:span text:style-name="Source_20_Text"><text:span text:style-name="T3">disabled</text:span></text:span><text:span text:style-name="T2">, она станет серой и на неё невозможно будет нажать.</text:span></text:p>
      <text:p text:style-name="P6"><text:span text:style-name="Source_20_Text"><text:span text:style-name="T12">&lt;</text:span></text:span><text:span text:style-name="Source_20_Text"><text:span text:style-name="T20">button</text:span></text:span><text:span text:style-name="Source_20_Text"><text:span text:style-name="T12"> </text:span></text:span><text:span text:style-name="Source_20_Text"><text:span text:style-name="T25">disabled</text:span></text:span><text:span text:style-name="Source_20_Text"><text:span text:style-name="T12">&gt;Нельзя нажимать&lt;/</text:span></text:span><text:span text:style-name="Source_20_Text"><text:span text:style-name="T20">button</text:span></text:span><text:span text:style-name="Source_20_Text"><text:span text:style-name="T12">&gt;</text:span></text:span></text:p>
      <text:p text:style-name="P6"><text:span text:style-name="Source_20_Text"><text:span text:style-name="T12">&lt;!DOCTYPE html&gt;</text:span></text:span><text:span text:style-name="Source_20_Text"><text:span text:style-name="T27"> </text:span></text:span><text:span text:style-name="Source_20_Text"><text:span text:style-name="T23">- так обозначается HTML5.</text:span></text:span></text:p>
      <text:p text:style-name="P18"><text:span text:style-name="Source_20_Text"><text:span text:style-name="T12">&lt;html&gt;</text:span></text:span><text:span text:style-name="Source_20_Text"><text:span text:style-name="T23"> - контейнер, который содержит два тега - </text:span></text:span><text:span text:style-name="Source_20_Text"><text:span text:style-name="T12">&lt;head&gt;</text:span></text:span><text:span text:style-name="Source_20_Text"><text:span text:style-name="T23"> и </text:span></text:span><text:span text:style-name="Source_20_Text"><text:span text:style-name="T12">&lt;body&gt;</text:span></text:span><text:span text:style-name="Source_20_Text"><text:span text:style-name="T23">. HTML-страница должна заканчиваться закрытым тегом </text:span></text:span><text:span text:style-name="Source_20_Text"><text:span text:style-name="T12">&lt;/html&gt;</text:span></text:span><text:span text:style-name="Source_20_Text"><text:span text:style-name="T23">.</text:span></text:span></text:p>
      <text:p text:style-name="P13"><text:span text:style-name="Source_20_Text"><text:span text:style-name="T3">&lt;head&gt;</text:span></text:span><text:span text:style-name="T2"> хранится информация о странице. Здесь указывают </text:span><text:a xlink:type="simple" xlink:href="https://myrusakov.ru/html-kodirovka.html" office:target-frame-name="_blank" xlink:show="new" text:style-name="Internet_20_link" text:visited-style-name="Visited_20_Internet_20_Link"><text:span text:style-name="T8">кодировку</text:span></text:a><text:span text:style-name="T2"> </text:span><text:span text:style-name="Source_20_Text"><text:span text:style-name="T3">&lt;meta charset="..."&gt;</text:span></text:span><text:span text:style-name="T2">, имя страницы </text:span><text:span text:style-name="Source_20_Text"><text:span text:style-name="T3">&lt;title&gt;...&lt;/title&gt;</text:span></text:span><text:span text:style-name="T2">, специальную информацию для поисковиков, а ещё тут подключаются стилевые файлы и скрипты.</text:span></text:p>
      <text:p text:style-name="P18"><text:span text:style-name="Source_20_Text"><text:span text:style-name="T23">Тег </text:span></text:span><text:span text:style-name="Source_20_Text"><text:span text:style-name="T12">&lt;head&gt;</text:span></text:span><text:span text:style-name="Source_20_Text"><text:span text:style-name="T23"> не отображается. Его цель — сказать браузеру информацию о странице.</text:span></text:span></text:p>
      <text:p text:style-name="P18"><text:span text:style-name="Source_20_Text"><text:span text:style-name="T12">&lt;body&gt;</text:span></text:span><text:span text:style-name="Source_20_Text"><text:span text:style-name="T23"> размещается весь контент страницы, который пользователь увидит в браузере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3:52:42.780851284</meta:creation-date>
    <dc:date>2021-04-21T19:35:13.839832135</dc:date>
    <meta:editing-duration>PT5H22M10S</meta:editing-duration>
    <meta:editing-cycles>1</meta:editing-cycles>
    <meta:document-statistic meta:table-count="0" meta:image-count="0" meta:object-count="0" meta:page-count="2" meta:paragraph-count="38" meta:word-count="212" meta:character-count="1645" meta:non-whitespace-character-count="1440"/>
    <meta:generator>LibreOffice/6.4.7.2$Linux_X86_64 LibreOffice_project/40$Build-2</meta:generator>
  </office:meta>
</office:document-meta>
</file>